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2025-02-21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9472" calcext:value-type="float">
            <text:p>65.8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2024-02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7056" calcext:value-type="float">
            <text:p>64.8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2023-02-10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2022-02-11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136" calcext:value-type="float">
            <text:p>68.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2021-02-12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2168" calcext:value-type="float">
            <text:p>65.3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2020-02-0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5728" calcext:value-type="float">
            <text:p>63.3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2020-02-07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6024" calcext:value-type="float">
            <text:p>62.6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2019-02-08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3272" calcext:value-type="float">
            <text:p>61.9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2018-02-09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2017-02-10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2832" calcext:value-type="float">
            <text:p>62.2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2016-02-19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0288" calcext:value-type="float">
            <text:p>61.7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2015-02-06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2014-02-14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2312" calcext:value-type="float">
            <text:p>58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2013-02-22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7872" calcext:value-type="float">
            <text:p>56.8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2012-02-1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2312" calcext:value-type="float">
            <text:p>58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2011-02-2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4656" calcext:value-type="float">
            <text:p>57.0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2010-02-26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8224" calcext:value-type="float">
            <text:p>57.4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2009-02-26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196" calcext:value-type="float">
            <text:p>57.5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2008-02-22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8224" calcext:value-type="float">
            <text:p>57.4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2007-02-27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2006-03-03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596" calcext:value-type="float">
            <text:p>55.3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2005-02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2004-02-20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2003-02-2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3832" calcext:value-type="float">
            <text:p>55.0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2002-02-2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8304" calcext:value-type="float">
            <text:p>54.2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2001-02-23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604" calcext:value-type="float">
            <text:p>52.1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2000-02-2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604" calcext:value-type="float">
            <text:p>52.1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1998-02-2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1995-02-2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9688" calcext:value-type="float">
            <text:p>49.3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1994-03-0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0736" calcext:value-type="float">
            <text:p>48.5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1993-02-2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5344" calcext:value-type="float">
            <text:p>49.6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1992-02-2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1991-02-26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1990-10-11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1990-02-20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1989-06-22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1989-02-24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1988-02-18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1987-02-20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7592" calcext:value-type="float">
            <text:p>39.4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1986-11-12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1986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1986-06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1985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1985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1984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1984-07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1984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1984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632</text:p>
          </table:table-cell>
          <table:table-cell office:value-type="string" calcext:value-type="string">
            <text:p>05N/28E-19AAA</text:p>
          </table:table-cell>
          <table:table-cell office:value-type="string" calcext:value-type="string">
            <text:p>1983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